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loext:opacity="100%" officeooo:rsid="000d834b" officeooo:paragraph-rsid="000d834b"/>
    </style:style>
    <style:style style:name="P2" style:family="paragraph" style:parent-style-name="Standard">
      <style:text-properties fo:color="#000000" loext:opacity="100%" officeooo:rsid="000d834b" officeooo:paragraph-rsid="000d834b"/>
    </style:style>
    <style:style style:name="P3" style:family="paragraph" style:parent-style-name="Standard">
      <style:text-properties fo:color="#000000" loext:opacity="100%" officeooo:rsid="00106a8e" officeooo:paragraph-rsid="00106a8e"/>
    </style:style>
    <style:style style:name="P4" style:family="paragraph" style:parent-style-name="Standard">
      <style:text-properties fo:color="#000000" loext:opacity="100%" officeooo:rsid="0011bfe3" officeooo:paragraph-rsid="0011bfe3"/>
    </style:style>
    <style:style style:name="T1" style:family="text">
      <style:text-properties officeooo:rsid="000ee7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SORU1:</text:p>
      <text:p text:style-name="P2"><text:tab/>Bir sınıfta bulunan 10 tane öğrencinin dönem sonu yapmış olduğu projelerden aldıkları notlara göre ortalamayı bulup eğer sınıf ortalaması 70’den yüksek ise ortalama “iyi” 70’den küçük ise ortalama “kötü” olarak yazdıran programın akış şeması ve algoritması<text:span text:style-name="T1">nı oluşturun</text:span></text:p>
      <text:p text:style-name="P2"/>
      <text:p text:style-name="P3">1) Başla</text:p>
      <text:p text:style-name="P3">2) Toplam=0</text:p>
      <text:p text:style-name="P3">3) Klavyeden proje notu girin</text:p>
      <text:p text:style-name="P3">4) Notu girilen öğrenci sayısı 10 ise adım 6’ya git</text:p>
      <text:p text:style-name="P4">5) Değilse adım 3’e git</text:p>
      <text:p text:style-name="P4">6) toplam=toplam+proje notu(n)</text:p>
      <text:p text:style-name="P4">7) ortalama=toplam/10</text:p>
      <text:p text:style-name="P4">8) eğer ortalama &gt;= 70, sonuç= “iyi”</text:p>
      <text:p text:style-name="P4">9) değilse, sonuç= “kötü”</text:p>
      <text:p text:style-name="P4">10) yazdır sonuç</text:p>
      <text:p text:style-name="P4">11) biti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0T13:45:02.825000000</meta:creation-date>
    <meta:generator>LibreOffice/7.2.1.2$Windows_X86_64 LibreOffice_project/87b77fad49947c1441b67c559c339af8f3517e22</meta:generator>
    <dc:date>2021-10-10T14:00:26.265000000</dc:date>
    <meta:editing-duration>PT15M23S</meta:editing-duration>
    <meta:editing-cycles>4</meta:editing-cycles>
    <meta:document-statistic meta:table-count="0" meta:image-count="0" meta:object-count="0" meta:page-count="1" meta:paragraph-count="13" meta:word-count="83" meta:character-count="535" meta:non-whitespace-character-count="463"/>
  </office:meta>
</office:document-meta>
</file>